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irst_20_line_20_indent">
      <style:paragraph-properties fo:text-align="start" style:justify-single-word="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10pt" style:font-size-asian="10pt" style:font-size-complex="10pt"/>
    </style:style>
    <style:style style:name="T4" style:family="text">
      <style:text-properties fo:font-size="10pt" fo:font-style="normal" style:font-size-asian="10pt" style:font-style-asian="normal" style:font-size-complex="10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ignature"><text:span text:style-name="Emphasis">RADISSON Olivier DUMONT Jonathan <text:tab/><text:tab/><text:tab/><text:tab/><text:tab/><text:tab/><text:tab/> <text:s text:c="5"/>1èreS2</text:span></text:p>
      <text:p text:style-name="Title"><text:span text:style-name="Strong_20_Emphasis">Loi création et Internet</text:span></text:p>
      <text:p text:style-name="Subtitle">Les enjeux de la <text:bookmark text:name="firstHeading"/>Haute autorité pour la diffusion des œuvres et la protection des droits sur internet</text:p>
      <text:p text:style-name="Text_20_body"/>
      <text:p text:style-name="Heading"><text:tab/>Préambule</text:p>
      <text:p text:style-name="Text_20_body">Le réseau que l'on nomme aujourd'hui Internet, est né il y'a 40 ans dans les laboratoires de quatre universités américaine. Son fonctionnement est basé sur une multitude de terminaux connecté entre eux qui communique via des protocoles ouvert qui ne font aucune distinction sur la source, la destination et le contenue de l'information transmise. C'est indéniablement grâce à cette ouverture du réseau qu'Internet occupe une tel place aujourd'hui dans le monde. </text:p>
      <text:p text:style-name="Heading"><text:tab/>Le contrôle du réseau, une affaire international</text:p>
      <text:p text:style-name="Text_20_body">Tout d'abord, il est strictement impossible de débattre correctement sur une loi national de contrôle d'un médium tel qu'Internet sans prendre connaissance des instances international qui le régissent. Le principale organisme de régulation est l'ICAAN <text:span text:style-name="Emphasis">(Internet Corporation for Assigned Names and Numbes)</text:span>, il est au centre d'une multitude d'autres organismes qui s'occupent de taches diverses tel que la création de nouveaux protocoles, la validation des infrastructures, l'assignation des noms de domaines.. etc. Ces organismes sont majoritairement constitué d'utilisateurs et d'organisation à but non lucratif. L'ICAAN elle, est sous la tutelle de la législation de Californie, et y sont représenté les groupes politiques tel que L'ONU, L'Europe et d'autres états. Grâce à cette gouvernance international et n'ayant pas de but économique, Internet se développe et évolue de façon organisé.</text:p>
      <text:p text:style-name="Heading"><text:tab/>Chronologie, Internet et création</text:p>
      <text:p text:style-name="Text_20_body">Le projet de loi « Internet et création » commença aux alentours de 2001 lorsque l'Europe après avoir été menacé par OMPI <text:span text:style-name="Emphasis">(Organisation Mondiale pour la Propriété Intellectuelle)</text:span><text:span text:style-name="Emphasis"><text:span text:style-name="T1"> </text:span></text:span>adopta la Directive européenne sur l'harmonisation des droits d'auteurs.<text:span text:style-name="Emphasis"> </text:span>En France, cette nouvelle directive est adapté à travers le projet DADVSI qui prévoit notamment la mise en place d'une ' réponse graduée ', cette partie du texte ne sera jamais appliqué.</text:p>
      <text:p text:style-name="Text_20_body">En 2007, Denis Oliviennes, alors PDG de la Fnac remet au président sont rapport sur la protection du droit d'auteur. FAI et ayant droit se voit obligé de signer les accords de l'Elysée, qui prévoient la coupure d'accès pour les internautes qui télécharges et le filtrage des sites «illégaux». Cet accord ne sera jamais mis en application.</text:p>
      <text:p text:style-name="Text_20_body">En 2008, le 18 juin, Christine Albanel présente un premier projet de loi inspiré du rapport Oliviennes. Le texte prévoit la création d'une Haute Autorité indépendante pour la diffusion des œuvres et la protection des droits sur Internet (Hadopi), chargée de sanctionner le téléchargement illégal de manière "graduée" : envoi d'avertissements, puis coupure de l'accès à Internet des internautes pris en faute. Mais, le 24 septembre, le Parlement européen adopte un amendement au "paquet télécom" qui bouscule la donne. L'amendement 138 précise en effet que l'accès à Internet est un droit fondamental parce qu'il peut être considéré comme une composante de la liberté d'expression, et que seul un tribunal est habilité à priver un citoyen de l'Union de son accès. Or, l'Hadopi permet justement d'éviter le recours à un juge.</text:p>
      <text:p text:style-name="Text_20_body">Le 23 Octobre 2008, l'urgence est déclaré sur le projet de loi, le Sénat vote le texte deux jours plus tard. Profitant du fait qu'elle détient la présidence de l'Union européenne, La France retire l'amendement 138 du «paquet télécom».</text:p>
      <text:p text:style-name="Text_20_body"><text:soft-page-break/>En 2009, le 9 Avril, coup de théâtre, le texte de la commission est adopté par le Sénat mais rejeté par l'Assemblée. Plus tard, le 7 mai, après plusieurs rebondissements, l'amendement 138, revenu dans le «paquet télécom», est finalement adopté par le Parlement européen. Le gouvernement décide de renvoyer le texte devant le Parlement, cette fois l'Assemblée et le Sénat ont validé le texte.</text:p>
      <text:p text:style-name="Text_20_body">Mais le 10 juin le Conseil constitutionnel, chargé de décidé si une loi est conforme à la constitution ou non, rejeta plusieurs pages du texte, estimant notamment que la privation d'accès à Internet est du ressort d'un tribunal et non d'une autorité administrative, dans la lignée de l'amendement 138.</text:p>
      <text:p text:style-name="Text_20_body">Aujourd'hui le texte à été modifié pour être conforme à la constitution. </text:p>
      <text:p text:style-name="Heading"><text:tab/>Fonctionnement et limite du contrôle prévus par l'HADOPI</text:p>
      <text:p text:style-name="Text_20_body">Un problème de taille s'oppose à l'application correcte d'une loi tel que la loi Création et Internet. Outres les problèmes moreaux, les difficultés techniques sont considérable. Le contrôle prévus par HADOPI se base sur la collecte des adresse IP d'utilisateur soit disant repéré en train de télécharger un contenue illicite. En se basant sur cette phrase il est possible d'y voire de nombreux problèmes. Le premiers étant sur la collecte des adresse IP, en effet une adresse IP identifié un routeur qui se connecte à Internet via votre FAI, mais derrière se routeur ( votre <text:span text:style-name="Emphasis">box </text:span>chez vous ), peut être placé plusieurs ordinateurs, notamment dans les entreprises où des centaines de postes sont placé derrière le même routeur, donc la même adresse IP, à partir de là comment savoir qu'elle personne physique télécharge en réalité ? <text:s/>Ensuite, même si vous parvenez à retrouver l'unique ordinateur recevant les données téléchargés, comment savoir qui est la personne responsable, en effet il est extrêmement simple de prendre le contrôle d'une machine d'un utilisateur lambda. Pour finir il y aura toujours possibilité de revenir sur le caractère licite ou pas du contenue téléchargé. En effet, les licence permettent bien souvent de retélécharger l'œuvre, tel un film, ou un jeu si vous possédez l'original chez vous. </text:p>
      <text:p text:style-name="Heading"><text:tab/>Contournement enfantin de l'HADOPI</text:p>
      <text:p text:style-name="Text_20_body">Face à de telles lacunes techniques il est extrêmement facile de passer outre le contrôle de l'HADOPI. En premier lieux, le plus simple est de passer par des sites situé à l'étranger diffusant du contenue en streaming, ce terme signifie que vous ne faites en théorie que regarder l'œuvre sans la télécharger, la loi Création et Internet n'a pas prévus ce cas de figure, vous voilà hors d'atteinte. Ensuite, si vous souhaité contourner l'intégralité de la loi encore une fois c'est très simple, il suffit de passer par un serveur proxy. Pour comprendre le fonctionnement d'un proxy il faut imaginer une analogie avec trois enfant. Un petit garçon est amoureux d'une petite fille mais n'ose pas lui dire, heureusement sont meilleur ami va lui servir d'intermédiaire, lorsque le petit garçon veut demander quelque chose à sa dulcinée il demande à son ami de le faire à ça place et de lui dire sa réponse. Pour en revenir à l'HADOPI, le contrôle de l'état ne pourra voir que les communication entre la petite fille <text:span text:style-name="Emphasis">(qui héberge le contenu illicite) </text:span><text:span text:style-name="T1">et l'ami </text:span><text:span text:style-name="Emphasis">(qui est situé à l'étranger) </text:span><text:span text:style-name="T1">de ce fait il est impossible de savoir qui reçoit en réalité l'œuvre téléchargé. Un nombre grandissant de service proposent des serveurs proxy, la plus pars du temps gratuit et très simple d'utilisation. En réalité il existe encore une multitude d'autre façon se protéger de cette loi.</text:span></text:p>
      <text:p text:style-name="Heading"><text:span text:style-name="T1"><text:tab/>Et pourtant la propriété intellectuel est très importante pour la création</text:span></text:p>
      <text:p text:style-name="Text_20_body"><text:span text:style-name="T1">Il est bien sur évidement que la propriété intellectuel est importante et que sans elle la création de musique et de film aurait beaucoup de mal, mais pourtant une loi tel que la loi Création et Internet ne permet pas de répondre efficacement à ce problème. La meilleure des solutions à adopté semble être l'épanouissement massif de l'offre légale. En effet puisque il est si facile de contourner les contrôle abusif, l'offre légale permettrais de rediriger les utilisateurs vers un moyen de télécharger à moindre cout mais suffisamment pour rémunérer les auteurs, d'autant que la numérisation permet une réduction considérable du prix de production avoisinant les zéro.</text:span></text:p>
      <text:p text:style-name="Bibliography_20_1"><text:span text:style-name="Emphasis"><text:span text:style-name="T4"/></text:span></text:p>
      <text:p text:style-name="P1"><text:span text:style-name="Emphasis"><text:span text:style-name="T3">Informations tirées de connaissances personnelles, du magasine «Dossier pour la Science» n°66, du site laquadrature.net, du site framablog.org ainsi que de l'article du Monde du 15/09/09. <text:s/>texte sous GNU Free Document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ignature" style:family="paragraph" style:parent-style-name="Standard" style:class="text">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list-style-name="" style:class="text">
      <style:text-properties style:font-name="Nimbus Roman No9 L" fo:font-size="24pt" fo:font-weight="bold" style:font-name-asian="DejaVu Sans" style:font-size-asian="24pt" style:font-weight-asian="bold" style:font-name-complex="DejaVu Sans" style:font-size-complex="24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4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44cm" fo:margin-bottom="1.177cm" fo:margin-left="1.27cm" fo:margin-right="1.23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ADISSON Olivier</meta:initial-creator>
    <meta:creation-date>2010-04-07T12:42:59</meta:creation-date>
    <dc:date>2010-04-07T15:15:18</dc:date>
    <dc:creator>RADISSON Olivier</dc:creator>
    <meta:editing-duration>PT00H06M37S</meta:editing-duration>
    <meta:editing-cycles>2</meta:editing-cycles>
    <meta:generator>OpenOffice.org/3.1$Linux OpenOffice.org_project/310m19$Build-9420</meta:generator>
    <meta:document-statistic meta:table-count="0" meta:image-count="0" meta:object-count="0" meta:page-count="2" meta:paragraph-count="22" meta:word-count="1263" meta:character-count="7966"/>
  </office:meta>
</office:document-meta>
</file>